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1adb0b"/>
    </style:style>
    <style:style style:name="P3" style:family="paragraph" style:parent-style-name="Standard">
      <style:text-properties officeooo:rsid="001adb0b" officeooo:paragraph-rsid="001adb0b"/>
    </style:style>
    <style:style style:name="P4" style:family="paragraph" style:parent-style-name="Standard">
      <style:text-properties officeooo:rsid="001adc76" officeooo:paragraph-rsid="001adc76"/>
    </style:style>
    <style:style style:name="P5" style:family="paragraph" style:parent-style-name="Standard">
      <style:text-properties officeooo:rsid="001e2d3e" officeooo:paragraph-rsid="001e2d3e"/>
    </style:style>
    <style:style style:name="P6" style:family="paragraph" style:parent-style-name="Standard">
      <style:text-properties officeooo:rsid="001adb0b" officeooo:paragraph-rsid="001adb0b"/>
    </style:style>
    <style:style style:name="P7" style:family="paragraph" style:parent-style-name="Standard">
      <style:text-properties officeooo:rsid="001e91bf" officeooo:paragraph-rsid="001e91bf"/>
    </style:style>
    <style:style style:name="P8" style:family="paragraph" style:parent-style-name="Standard">
      <style:text-properties officeooo:rsid="0018e4f2" officeooo:paragraph-rsid="001e91bf"/>
    </style:style>
    <style:style style:name="P9" style:family="paragraph" style:parent-style-name="Standard">
      <style:text-properties officeooo:rsid="0018e4f2" officeooo:paragraph-rsid="0018e4f2"/>
    </style:style>
    <style:style style:name="P10" style:family="paragraph" style:parent-style-name="Standard">
      <style:text-properties officeooo:rsid="0018e4f2" officeooo:paragraph-rsid="002003a6"/>
    </style:style>
    <style:style style:name="P11" style:family="paragraph" style:parent-style-name="Standard">
      <style:text-properties officeooo:rsid="0018e4f2" officeooo:paragraph-rsid="00205c9f"/>
    </style:style>
    <style:style style:name="P12" style:family="paragraph" style:parent-style-name="Standard">
      <style:text-properties officeooo:rsid="001adc76" officeooo:paragraph-rsid="001e91bf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1e91bf"/>
    </style:style>
    <style:style style:name="T5" style:family="text">
      <style:text-properties officeooo:rsid="002003a6"/>
    </style:style>
    <style:style style:name="T6" style:family="text">
      <style:text-properties officeooo:rsid="00205c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<text:tab/><text:span text:style-name="T5">myTeams: [&lt;int&gt;, &lt;int&gt;, …] //Team Id's are stored here </text:span></text:p>
      <text:p text:style-name="P11"><text:tab/><text:span text:style-name="T6">myCmps:[&lt;int&gt;, &lt;int&gt;, …] //Cmp Id's are stored here </text:span></text:p>
      <text:p text:style-name="P1">}</text:p>
      <text:p text:style-name="P1"/>
      <text:p text:style-name="P1">myCmps: {</text:p>
      <text:p text:style-name="P1"><text:tab/>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10"><text:tab/><text:tab/><text:span text:style-name="T5">cmpTeams: [&lt;int&gt;, &lt;int&gt;, …] //Team Id's are stored here </text:span></text:p>
      <text:p text:style-name="P1"><text:tab/>}</text:p>
      <text:p text:style-name="P1"><text:tab/>...</text:p>
      <text:p text:style-name="P1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3">}</text:p>
      <text:p text:style-name="P1"/>
      <text:p text:style-name="P1">//<text:span text:style-name="T4">shows all teams</text:span></text:p>
      <text:p text:style-name="P1">teams: <text:span text:style-name="T1">{</text:span></text:p>
      <text:p text:style-name="P1"><text:tab/><text:span text:style-name="T1">id: {</text:span></text:p>
      <text:p text:style-name="P2"><text:tab/><text:tab/><text:span text:style-name="T1">name: &lt;str&gt;</text:span></text:p>
      <text:p text:style-name="P2"><text:tab/><text:tab/><text:span text:style-name="T1">members: {</text:span></text:p>
      <text:p text:style-name="P2"><text:tab/><text:tab/><text:tab/><text:span text:style-name="T1">id: {</text:span></text:p>
      <text:p text:style-name="P2"><text:tab/><text:tab/><text:tab/><text:tab/><text:span text:style-name="T1">first: &lt;str&gt;</text:span></text:p>
      <text:p text:style-name="P2"><text:tab/><text:tab/><text:tab/><text:tab/><text:span text:style-name="T1">last: &lt;str&gt;</text:span></text:p>
      <text:p text:style-name="P2"><text:tab/><text:tab/><text:tab/><text:tab/><text:span text:style-name="T1">email: &lt;str&gt;</text:span></text:p>
      <text:p text:style-name="P2"><text:tab/><text:tab/><text:tab/><text:span text:style-name="T1">}</text:span></text:p>
      <text:p text:style-name="P2"><text:tab/><text:tab/><text:tab/>...</text:p>
      <text:p text:style-name="P2"><text:tab/><text:tab/><text:span text:style-name="T1">}</text:span></text:p>
      <text:p text:style-name="P2"><text:tab/><text:tab/><text:span text:style-name="T1">leadId: &lt;int&gt;</text:span></text:p>
      <text:p text:style-name="P4"><text:tab/><text:tab/>toggled &lt;bool&gt;</text:p>
      <text:p text:style-name="P1"><text:tab/><text:span text:style-name="T1">}</text:span></text:p>
      <text:p text:style-name="P1"><text:tab/>...</text:p>
      <text:p text:style-name="P3">}</text:p>
      <text:p text:style-name="P3"><text:soft-page-break/></text:p>
      <text:p text:style-name="P3"/>
      <text:p text:style-name="P5">updateTimes: {</text:p>
      <text:p text:style-name="P5"><text:tab/>teams: &lt;date&gt;</text:p>
      <text:p text:style-name="P5"><text:tab/><text:span text:style-name="T3">prs: </text:span>&lt;date&gt;</text:p>
      <text:p text:style-name="P5"><text:tab/><text:span text:style-name="T3">myCmps:</text:span>&lt;date&gt;</text:p>
      <text:p text:style-name="P5"><text:tab/><text:span text:style-name="T3">results: </text:span>&lt;date&gt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7-25T13:49:20.432493701</dc:date>
    <meta:editing-duration>PT29M34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51" meta:word-count="107" meta:character-count="655" meta:non-whitespace-character-count="527"/>
  </office:meta>
</office:document-meta>
</file>